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0FF4D3C9EEA6FA002F2.png" manifest:media-type="image/png"/>
  <manifest:file-entry manifest:full-path="Pictures/100002010000045E000001E5DE40B9C064C58E3E.png" manifest:media-type="image/png"/>
  <manifest:file-entry manifest:full-path="Pictures/100002010000024E000001A4E46179626F1DABE5.png" manifest:media-type="image/png"/>
  <manifest:file-entry manifest:full-path="Pictures/10000201000002760000019B1C20CF6675AF92BA.png" manifest:media-type="image/png"/>
  <manifest:file-entry manifest:full-path="Pictures/100002010000045E0000019BFDDF96062C6B049B.png" manifest:media-type="image/png"/>
  <manifest:file-entry manifest:full-path="Pictures/100002010000024E000001403672A6D111301578.png" manifest:media-type="image/png"/>
  <manifest:file-entry manifest:full-path="Pictures/100002010000024E0000016C90F078E60B57D345.png" manifest:media-type="image/png"/>
  <manifest:file-entry manifest:full-path="Pictures/10000201000003A3000001998DBE6B163247E686.png" manifest:media-type="image/png"/>
  <manifest:file-entry manifest:full-path="Pictures/100002010000024E000001081DDC7AA7A7A2A56C.png" manifest:media-type="image/png"/>
  <manifest:file-entry manifest:full-path="Pictures/100002010000024E000001B709C690CAB2E1F9AD.png" manifest:media-type="image/png"/>
  <manifest:file-entry manifest:full-path="Pictures/10000201000003A3000001CC8B20E126D045B927.png" manifest:media-type="image/png"/>
  <manifest:file-entry manifest:full-path="Pictures/100002010000045E0000019B631A1832C5851E86.png" manifest:media-type="image/png"/>
  <manifest:file-entry manifest:full-path="Pictures/100002010000042C000001881EDB759380F7AE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61cm" svg:height="6.985cm" draw:z-index="0"><draw:image xlink:href="Pictures/100002010000024E000001081DDC7AA7A7A2A56C.png" xlink:type="simple" xlink:show="embed" xlink:actuate="onLoad"/></draw:frame></text:p>
      <text:p text:style-name="Standard"><draw:frame draw:style-name="fr1" draw:name="Image2" text:anchor-type="paragraph" svg:width="15.61cm" svg:height="9.631cm" draw:z-index="1"><draw:image xlink:href="Pictures/100002010000024E0000016C90F078E60B57D345.png" xlink:type="simple" xlink:show="embed" xlink:actuate="onLoad"/></draw:frame></text:p>
      <text:p text:style-name="Standard"><draw:frame draw:style-name="fr1" draw:name="Image3" text:anchor-type="paragraph" svg:width="15.61cm" svg:height="8.467cm" draw:z-index="2"><draw:image xlink:href="Pictures/100002010000024E000001403672A6D11130157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5.61cm" svg:height="11.113cm" draw:z-index="3"><draw:image xlink:href="Pictures/100002010000024E000001A4E46179626F1DABE5.png" xlink:type="simple" xlink:show="embed" xlink:actuate="onLoad"/></draw:frame></text:p>
      <text:p text:style-name="Standard"/>
      <text:p text:style-name="Standard"><draw:frame draw:style-name="fr2" draw:name="Image5" text:anchor-type="paragraph" svg:width="15.61cm" svg:height="11.615cm" draw:z-index="4"><draw:image xlink:href="Pictures/100002010000024E000001B709C690CAB2E1F9AD.png" xlink:type="simple" xlink:show="embed" xlink:actuate="onLoad"/></draw:frame><text:soft-page-break/></text:p>
      <text:p text:style-name="Standard"/>
      <text:p text:style-name="Standard"><draw:frame draw:style-name="fr3" draw:name="Image6" text:anchor-type="paragraph" svg:width="17cm" svg:height="8.4cm" draw:z-index="5"><draw:image xlink:href="Pictures/10000201000003A3000001CC8B20E126D045B927.png" xlink:type="simple" xlink:show="embed" xlink:actuate="onLoad"/></draw:frame></text:p>
      <text:p text:style-name="Standard"/>
      <text:p text:style-name="Standard"><draw:frame draw:style-name="fr4" draw:name="Image7" text:anchor-type="paragraph" svg:width="17cm" svg:height="7.468cm" draw:z-index="6"><draw:image xlink:href="Pictures/10000201000003A3000001998DBE6B163247E686.png" xlink:type="simple" xlink:show="embed" xlink:actuate="onLoad"/></draw:frame><text:soft-page-break/></text:p>
      <text:p text:style-name="Standard"/>
      <text:p text:style-name="Standard"><draw:frame draw:style-name="fr3" draw:name="Image8" text:anchor-type="paragraph" svg:width="17cm" svg:height="6.239cm" draw:z-index="7"><draw:image xlink:href="Pictures/100002010000042C000001881EDB759380F7AE5C.png" xlink:type="simple" xlink:show="embed" xlink:actuate="onLoad"/></draw:frame></text:p>
      <text:p text:style-name="Standard"/>
      <text:p text:style-name="Standard"><draw:frame draw:style-name="fr1" draw:name="Image9" text:anchor-type="paragraph" svg:width="16.669cm" svg:height="10.874cm" draw:z-index="8"><draw:image xlink:href="Pictures/10000201000002760000019B1C20CF6675AF92BA.png" xlink:type="simple" xlink:show="embed" xlink:actuate="onLoad"/></draw:frame><text:soft-page-break/></text:p>
      <text:p text:style-name="Standard"/>
      <text:p text:style-name="Standard"><draw:frame draw:style-name="fr3" draw:name="Image10" text:anchor-type="paragraph" svg:width="17cm" svg:height="6.249cm" draw:z-index="9"><draw:image xlink:href="Pictures/100002010000045E0000019B631A1832C5851E86.png" xlink:type="simple" xlink:show="embed" xlink:actuate="onLoad"/></draw:frame></text:p>
      <text:p text:style-name="Standard"><draw:frame draw:style-name="fr3" draw:name="Image11" text:anchor-type="paragraph" svg:width="17cm" svg:height="7.375cm" draw:z-index="10"><draw:image xlink:href="Pictures/100002010000045E000001E5DE40B9C064C58E3E.png" xlink:type="simple" xlink:show="embed" xlink:actuate="onLoad"/></draw:frame><text:soft-page-break/></text:p>
      <text:p text:style-name="Standard"/>
      <text:p text:style-name="Standard"><draw:frame draw:style-name="fr3" draw:name="Image12" text:anchor-type="paragraph" svg:width="17cm" svg:height="6.249cm" draw:z-index="11"><draw:image xlink:href="Pictures/100002010000045E0000019BFDDF96062C6B049B.png" xlink:type="simple" xlink:show="embed" xlink:actuate="onLoad"/></draw:frame></text:p>
      <text:p text:style-name="Standard"><draw:frame draw:style-name="fr3" draw:name="Image13" text:anchor-type="paragraph" svg:width="17cm" svg:height="6.588cm" draw:z-index="12"><draw:image xlink:href="Pictures/1000020100000292000000FF4D3C9EEA6FA002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4:39.311008821</meta:creation-date>
    <dc:date>2018-10-09T14:27:00.673051484</dc:date>
    <meta:editing-duration>PT2M11S</meta:editing-duration>
    <meta:editing-cycles>1</meta:editing-cycles>
    <meta:document-statistic meta:table-count="0" meta:image-count="13" meta:object-count="0" meta:page-count="6" meta:paragraph-count="0" meta:word-count="0" meta:character-count="0" meta:non-whitespace-character-count="0"/>
    <meta:generator>LibreOffice/5.1.6.2$Linux_X86_64 LibreOffice_project/10m0$Build-2</meta:generator>
  </office:meta>
</office:document-meta>
</file>